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09H05M48.692S" calcext:value-type="time">
            <text:p>409:05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1H51M31.353S" calcext:value-type="time">
            <text:p>01:51</text:p>
          </table:table-cell>
          <table:table-cell table:style-name="ce3"/>
          <table:table-cell office:value-type="string" calcext:value-type="string">
            <text:p>Bug bombs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9H54M13.813S" calcext:value-type="time">
            <text:p>09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08:03:0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5T11:10:33.064000000</dc:date>
    <dc:creator>Benjamin Laws</dc:creator>
    <meta:editing-duration>P16DT18H18M33S</meta:editing-duration>
    <meta:editing-cycles>458</meta:editing-cycles>
    <meta:generator>LibreOffice/7.1.8.1$Windows_X86_64 LibreOffice_project/e1f30c802c3269a1d052614453f260e49458c82c</meta:generator>
    <meta:document-statistic meta:table-count="2" meta:cell-count="699" meta:object-count="0"/>
  </office:meta>
</office:document-meta>
</file>